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font-size="12pt" fo:language="en" fo:country="US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386cm" fo:min-width="2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386cm" fo:min-width="3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86cm" fo:min-width="2.8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386cm" fo:min-width="2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39cm" fo:min-width="2.6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386cm" fo:min-width="2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39cm" fo:min-width="2.7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649cm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-width="0.653cm" draw:marker-end="" draw:marker-end-width="0.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draw:marker-start-width="0.649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1" svg:width="2.885cm" svg:height="1.535cm" svg:x="5.114cm" svg:y="0.171cm"><text:p text:style-name="P1"><text:span text:style-name="T1">Different</text:span> </text:p><text:p text:style-name="P1">Architectur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1" draw:style-name="gr2" draw:text-style-name="P1" svg:width="3.308cm" svg:height="1.535cm" svg:x="1.436cm" svg:y="4.034cm"><text:p text:style-name="P1">Distributed Mesh </text:p><text:p text:style-name="P1">Architect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1" draw:style-name="gr3" draw:text-style-name="P1" svg:width="2.991cm" svg:height="1.535cm" svg:x="5.166cm" svg:y="3.955cm"><text:p text:style-name="P1">Centralised </text:p><text:p text:style-name="P1">Architecture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1" draw:style-name="gr4" draw:text-style-name="P1" svg:width="2.673cm" svg:height="1.535cm" svg:x="8.712cm" svg:y="4.008cm"><text:p text:style-name="P1"><text:span text:style-name="T1">Autonomous</text:span> </text:p><text:p text:style-name="P1">Architect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1" draw:style-name="gr5" draw:text-style-name="P2" svg:width="2.805cm" svg:height="1.539cm" svg:x="2.071cm" svg:y="7.5cm"><text:p text:style-name="P2">Local MAC </text:p><text:p text:style-name="P2">Architect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6" draw:text-style-name="P1" svg:width="2.541cm" svg:height="1.535cm" svg:x="5.325cm" svg:y="7.527cm"><text:p text:style-name="P1">Split MAC </text:p><text:p text:style-name="P1">Architectu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1" draw:style-name="gr7" draw:text-style-name="P2" svg:width="2.86cm" svg:height="1.539cm" svg:x="8.262cm" svg:y="7.5cm"><text:p text:style-name="P1"><text:span text:style-name="T2">Remote</text:span><text:span text:style-name="T3"> MAC </text:span></text:p><text:p text:style-name="P1"><text:span text:style-name="T3">Architec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Forme2" draw:style-name="gr8" draw:text-style-name="P2" svg:x1="3.05cm" svg:y1="2.637cm" svg:x2="9.931cm" svg:y2="2.595cm"><text:p/></draw:line><draw:line text:anchor-type="paragraph" draw:z-index="8" draw:name="Forme3" draw:style-name="gr9" draw:text-style-name="P1" svg:x1="6.569cm" svg:y1="1.732cm" svg:x2="6.595cm" svg:y2="2.473cm"><text:p/></draw:line><draw:line text:anchor-type="paragraph" draw:z-index="9" draw:name="Forme11" draw:style-name="gr10" draw:text-style-name="P1" svg:x1="9.929cm" svg:y1="2.526cm" svg:x2="9.929cm" svg:y2="4.008cm"><text:p/></draw:line><draw:line text:anchor-type="paragraph" draw:z-index="10" draw:name="Forme11" draw:style-name="gr10" draw:text-style-name="P1" svg:x1="6.595cm" svg:y1="2.473cm" svg:x2="6.595cm" svg:y2="3.955cm"><text:p/></draw:line><draw:line text:anchor-type="paragraph" draw:z-index="11" draw:name="Forme11" draw:style-name="gr10" draw:text-style-name="P1" svg:x1="3.05cm" svg:y1="2.552cm" svg:x2="3.05cm" svg:y2="4.034cm"><text:p/></draw:line><draw:line text:anchor-type="paragraph" draw:z-index="12" draw:name="Forme11" draw:style-name="gr10" draw:text-style-name="P1" svg:x1="9.559cm" svg:y1="6.706cm" svg:x2="9.559cm" svg:y2="7.632cm"><text:p/></draw:line><draw:line text:anchor-type="paragraph" draw:z-index="13" draw:name="Forme2" draw:style-name="gr8" draw:text-style-name="P1" svg:x1="3.42cm" svg:y1="6.722cm" svg:x2="9.558cm" svg:y2="6.722cm"><text:p/></draw:line><draw:line text:anchor-type="paragraph" draw:z-index="14" draw:name="Forme3" draw:style-name="gr9" draw:text-style-name="P1" svg:x1="6.595cm" svg:y1="5.516cm" svg:x2="6.595cm" svg:y2="6.707cm"><text:p/></draw:line><draw:line text:anchor-type="paragraph" draw:z-index="15" draw:name="Forme11" draw:style-name="gr10" draw:text-style-name="P1" svg:x1="6.595cm" svg:y1="6.706cm" svg:x2="6.595cm" svg:y2="7.632cm"><text:p/></draw:line><draw:line text:anchor-type="paragraph" draw:z-index="16" draw:name="Forme11" draw:style-name="gr10" draw:text-style-name="P1" svg:x1="3.42cm" svg:y1="6.706cm" svg:x2="3.42cm" svg:y2="7.63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9.999cm" style:num-format="1" style:print-orientation="portrait" fo:margin-top="0cm" fo:margin-bottom="0cm" fo:margin-left="0cm" fo:margin-right="0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1:31:18.162329152</meta:creation-date>
    <dc:date>2017-09-25T14:01:23.218850125</dc:date>
    <meta:editing-duration>PT8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